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boto" svg:font-family="Roboto, 'Droid Sans', Helvetica, sans-serif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Standard">
      <style:paragraph-properties fo:margin-left="0in" fo:margin-right="0in" fo:text-indent="0in" style:auto-text-indent="false"/>
      <style:text-properties officeooo:rsid="000374d6" officeooo:paragraph-rsid="000374d6"/>
    </style:style>
    <style:style style:name="T1" style:family="text">
      <style:text-properties fo:font-variant="normal" fo:text-transform="none" fo:color="#141823" loext:opacity="100%" style:font-name="Roboto" fo:font-size="9.55000019073486pt" fo:letter-spacing="normal" fo:font-style="normal" fo:font-weight="normal"/>
    </style:style>
    <style:style style:name="T2" style:family="text">
      <style:text-properties fo:font-variant="normal" fo:text-transform="none" fo:color="#141823" loext:opacity="100%" fo:letter-spacing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Derelict </text:span></text:p>
      <text:p text:style-name="P1"><text:span text:style-name="T1"/></text:p>
      <text:p text:style-name="P1"><text:span text:style-name="T1">Fifteen men on the Dead Man's Chest— </text:span><text:line-break/><text:span text:style-name="T1">Drink and the devil had done for the rest— </text:span><text:line-break/><text:span text:style-name="T1">The mate was fixed by the bos'n's pike,</text:span><text:line-break/><text:span text:style-name="T1">The bos'n brained with a marlin spike,</text:span><text:line-break/><text:span text:style-name="T1">And Cookey's throat was marked belike</text:span><text:line-break/><text:span text:style-name="T1">It had been gripped</text:span><text:line-break/><text:span text:style-name="T1">By fingers ten;</text:span><text:line-break/><text:span text:style-name="T1">And there they lay,</text:span><text:line-break/><text:span text:style-name="T1">All good dead men</text:span><text:line-break/><text:span text:style-name="T1">Like break-o'-day in a boozing-ken—</text:span><text:line-break/><text:span text:style-name="T2">  </text:span><text:span text:style-name="T1">Yo-ho-ho and a bottle of rum!</text:span><text:line-break/><text:line-break/><text:span text:style-name="T1">Fifteen men of the whole ship's list—</text:span><text:line-break/><text:span text:style-name="T1">Dead and be damned and the rest gone whist!—</text:span><text:line-break/><text:span text:style-name="T1">The skipper lay with his nob in gore</text:span><text:line-break/><text:span text:style-name="T1">Where the scullion's axe his cheek had shore—</text:span><text:line-break/><text:span text:style-name="T1">And the scullion he was stabbed times four.</text:span><text:line-break/><text:span text:style-name="T1">And there they lay,</text:span><text:line-break/><text:span text:style-name="T1">And the soggy skies</text:span><text:line-break/><text:span text:style-name="T1">Dripped all day long</text:span><text:line-break/><text:span text:style-name="T1">In upstaring eyes—</text:span><text:line-break/><text:span text:style-name="T1">In murk sunset and at foul sunrise—</text:span><text:line-break/><text:span text:style-name="T2">  </text:span><text:span text:style-name="T1">Yo-ho-ho and a bottle of rum!</text:span><text:line-break/><text:line-break/><text:span text:style-name="T1">Fifteen men of 'em stiff and stark—</text:span><text:line-break/><text:span text:style-name="T1">Ten of the crew had the Murder mark—</text:span><text:line-break/><text:span text:style-name="T1">'Twas a cutlass swipe or an ounce of lead,</text:span><text:line-break/><text:span text:style-name="T1">Or a yawing hole in a battered head—</text:span><text:line-break/><text:span text:style-name="T1">And the scuppers glut with a rotting red</text:span><text:line-break/><text:span text:style-name="T1">And there they lay—</text:span><text:line-break/><text:span text:style-name="T1">Aye, damn my eyes—</text:span><text:line-break/><text:span text:style-name="T1">All lookouts clapped</text:span><text:line-break/><text:span text:style-name="T1">On paradise—</text:span><text:line-break/><text:span text:style-name="T1">All souls bound just contrariwise—</text:span><text:line-break/><text:span text:style-name="T2">  </text:span><text:span text:style-name="T1">Yo-ho-ho and a bottle of rum. </text:span><text:line-break/><text:line-break/><text:span text:style-name="T1">Fifteen men of 'em good and true—</text:span><text:line-break/><text:span text:style-name="T1">Every man jack could ha' sailed with Old Pew—</text:span><text:line-break/><text:span text:style-name="T1">There was chest on chest full of Spanish gold,</text:span><text:line-break/><text:span text:style-name="T1">With a ton of plate in the middle hold,</text:span><text:line-break/><text:span text:style-name="T1">And the cabins riot of stuff untold,</text:span><text:line-break/><text:span text:style-name="T1">And they lay there,</text:span><text:line-break/><text:span text:style-name="T1">That had took the plum,</text:span><text:line-break/><text:span text:style-name="T1">With sightless glare</text:span><text:line-break/><text:span text:style-name="T1">And their lips struck dumb,</text:span><text:line-break/><text:span text:style-name="T1">While we shared all by the rule of thumb—</text:span><text:line-break/><text:span text:style-name="T2">  </text:span><text:span text:style-name="T1">Yo-ho-ho and a bottle of rum! </text:span><text:line-break/><text:line-break/><text:span text:style-name="T1">More was seen through the stern light screen—</text:span><text:line-break/><text:span text:style-name="T1">Chartings no doubt where a woman had been!—</text:span><text:line-break/><text:span text:style-name="T1">A flimsy shift on a bunker cot,</text:span><text:line-break/><text:span text:style-name="T1">With a thin dirk slot through the bosom spot</text:span><text:line-break/><text:span text:style-name="T1">And the lace stiff dry in a purplish blot.</text:span><text:line-break/><text:span text:style-name="T1">Oh was she wench…</text:span><text:line-break/><text:span text:style-name="T1">Or some shuddering maid…?</text:span><text:line-break/><text:span text:style-name="T1">That dared the knife—</text:span><text:line-break/><text:span text:style-name="T1">And took the blade!</text:span><text:line-break/><text:span text:style-name="T1">By God! she was stuff for a plucky jade—</text:span><text:line-break/><text:span text:style-name="T2">  </text:span><text:span text:style-name="T1">Yo-ho-ho and a bottle of rum!</text:span><text:line-break/><text:line-break/><text:span text:style-name="T1">Fifteen men on the Dead Man's Chest—</text:span><text:line-break/><text:span text:style-name="T1">Drink and the devil had done for the rest—</text:span><text:line-break/><text:span text:style-name="T1">We wrapped 'em all in a mains'l tight</text:span><text:line-break/><text:span text:style-name="T1">With twice ten turns of a hawser's bight</text:span><text:line-break/><text:soft-page-break/><text:span text:style-name="T1">And we heaved 'em over and out of sight—</text:span><text:line-break/><text:span text:style-name="T1">With a Yo-Heave-Ho!</text:span><text:line-break/><text:span text:style-name="T1">And a fare-you-well!</text:span><text:line-break/><text:span text:style-name="T1">And a sullen plunge</text:span><text:line-break/><text:span text:style-name="T1">In the sullen swell,</text:span><text:line-break/><text:span text:style-name="T1">Ten fathoms deep on the road to hell!</text:span><text:line-break/><text:span text:style-name="T2">  </text:span><text:span text:style-name="T1">Yo-ho-ho and a bottle of rum!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boto" svg:font-family="Roboto, 'Droid Sans', Helvetica, sans-serif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3T14:50:38.847291412</meta:creation-date>
    <dc:date>2022-12-13T14:51:17.949600932</dc:date>
    <meta:editing-duration>PT40S</meta:editing-duration>
    <meta:editing-cycles>1</meta:editing-cycles>
    <meta:document-statistic meta:table-count="0" meta:image-count="0" meta:object-count="0" meta:page-count="2" meta:paragraph-count="2" meta:word-count="410" meta:character-count="2140" meta:non-whitespace-character-count="1710"/>
    <meta:generator>LibreOffice/7.4.3.2$MacOSX_X86_64 LibreOffice_project/1048a8393ae2eeec98dff31b5c133c5f1d08b890</meta:generator>
  </office:meta>
</office:document-meta>
</file>